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Caslon Pro" style:font-name-asian="Adobe Caslon Pro"/>
    </style:style>
    <style:style style:name="P2" style:family="paragraph" style:parent-style-name="Standard">
      <style:text-properties style:font-name="Adobe Caslon Pro" fo:font-size="88pt" style:font-name-asian="Adobe Caslon Pro" style:font-size-asian="88pt" style:font-size-complex="88pt"/>
    </style:style>
    <style:style style:name="P3" style:family="paragraph" style:parent-style-name="Standard">
      <style:text-properties style:font-name="Adobe Caslon Pro" style:font-name-asian="Adobe Caslon Pr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 Open Letter to the Red-Haired Girl with Neon Frisbee Eyes</text:p>
      <text:p text:style-name="P1"/>
      <text:p text:style-name="P1"/>
      <text:p text:style-name="P1"/>
      <text:p text:style-name="P1"><text:soft-page-break/>Red haired girl i stood next to on the elevator today:</text:p>
      <text:p text:style-name="P1"/>
      <text:p text:style-name="P1">ﾠ</text:p>
      <text:p text:style-name="P1"/>
      <text:p text:style-name="P1">As we entered and I,</text:p>
      <text:p text:style-name="P1">finding my place,</text:p>
      <text:p text:style-name="P1">turned around</text:p>
      <text:p text:style-name="P1"/>
      <text:p text:style-name="P1">ﾠ</text:p>
      <text:p text:style-name="P1"/>
      <text:p text:style-name="P1">And</text:p>
      <text:p text:style-name="P1">You</text:p>
      <text:p text:style-name="P1">walking one step towards me, then two,</text:p>
      <text:p text:style-name="P1">looked up (This was my favorite part):</text:p>
      <text:p text:style-name="P1"/>
      <text:p text:style-name="P1">ﾠ</text:p>
      <text:p text:style-name="P1"/>
      <text:p text:style-name="P1">Two cerulean discs</text:p>
      <text:p text:style-name="P1">the circular smear on the pallet of a hesitant artist</text:p>
      <text:p text:style-name="P1">The hue was too bright, too pure to match</text:p>
      <text:p text:style-name="P1">the painting they were being applied to.</text:p>
      <text:p text:style-name="P1"/>
      <text:p text:style-name="P1">ﾠ</text:p>
      <text:p text:style-name="P1"/>
      <text:p text:style-name="P1">When you blinked</text:p>
      <text:p text:style-name="P1">The whole cab went dark</text:p>
      <text:p text:style-name="P1"/>
      <text:p text:style-name="P1">ﾠ</text:p>
      <text:p text:style-name="P1"/>
      <text:p text:style-name="P1">And on the ride up</text:p>
      <text:p text:style-name="P1">they painted the walls with blue oil pastel</text:p>
      <text:p text:style-name="P1">as you looked at posters, lighted numbers</text:p>
      <text:p text:style-name="P1">and sometimes me</text:p>
      <text:p text:style-name="P1"/>
      <text:p text:style-name="P1">ﾠ</text:p>
      <text:p text:style-name="P1"/>
      <text:p text:style-name="P1">Red haired girl, with the neon frisbee eyes;</text:p>
      <text:p text:style-name="P1">I am sorry i stared</text:p>
      <text:p text:style-name="P1">I was just looking for a way to say,</text:p>
      <text:p text:style-name="P1">"Your eyes remind me of an anime android</text:p>
      <text:p text:style-name="P1">That has learned how to love"</text:p>
      <text:p text:style-name="P1">Or,</text:p>
      <text:p text:style-name="P1">"The pointillism of their small freckles</text:p>
      <text:p text:style-name="P1">would bring Seurat to tears"</text:p>
      <text:p text:style-name="P1"/>
      <text:p text:style-name="P1">ﾠ</text:p>
      <text:p text:style-name="P1"/>
      <text:p text:style-name="P1"/>
      <text:p text:style-name="P1"><text:soft-page-break/>But the elevator, filled with the non-glowing,<text:line-break/>suffocated the words </text:p>
      <text:p text:style-name="P1">and its not like I've ever known just what to say</text:p>
      <text:p text:style-name="P1"/>
      <text:p text:style-name="P1"/>
      <text:p text:style-name="P1">Still I want to ask</text:p>
      <text:p text:style-name="P1">if behind your retinas</text:p>
      <text:p text:style-name="P1">you have LED, or a traditional bulb?</text:p>
      <text:p text:style-name="P1">Must they be charged regularly,</text:p>
      <text:p text:style-name="P1">to maintain luminance?</text:p>
      <text:p text:style-name="P1">Do jewel thieves ever make attempts on them?</text:p>
      <text:p text:style-name="P1">Do they bother people during a movie?</text:p>
      <text:p text:style-name="P1">Do you ever wish you could shut the off,</text:p>
      <text:p text:style-name="P1">So that people would stop staring,</text:p>
      <text:p text:style-name="P1">So that you could know darkness</text:p>
      <text:p text:style-name="P1">inside your own eyelids?</text:p>
      <text:p text:style-name="P1"/>
      <text:p text:style-name="P1">It seems a reasonable request.</text:p>
      <text:p text:style-name="P1"/>
      <text:p text:style-name="P1">And i won't even go into the hair,</text:p>
      <text:p text:style-name="P1">The red sea, merging two continents in it's magnificence</text:p>
      <text:p text:style-name="P1"/>
      <text:p text:style-name="P1"/>
      <text:p text:style-name="P1">It doesn't matter,</text:p>
      <text:p text:style-name="P1">this is your floor</text:p>
      <text:p text:style-name="P1"/>
      <text:p text:style-name="P1">ﾠ</text:p>
      <text:p text:style-name="P1">They flash one more time at me</text:p>
      <text:p text:style-name="P1">leaving crazy blue streaks</text:p>
      <text:p text:style-name="P1">like long-exposure night photography</text:p>
      <text:p text:style-name="P1">And like a camera flash,</text:p>
      <text:p text:style-name="P1">I see them again when i look at white walls</text:p>
      <text:p text:style-name="P1">Blue, red, yellow, green</text:p>
      <text:p text:style-name="P1"/>
      <text:p text:style-name="P1">G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5T21:19:26</meta:creation-date>
    <dc:date>2009-07-19T15:44:57</dc:date>
    <meta:editing-duration>PT00H12M36S</meta:editing-duration>
    <meta:editing-cycles>7</meta:editing-cycles>
    <meta:generator>NeoOffice/3.0$Unix OpenOffice.org_project/Patch 5</meta:generator>
    <meta:document-statistic meta:table-count="0" meta:image-count="0" meta:object-count="0" meta:page-count="3" meta:paragraph-count="60" meta:word-count="313" meta:character-count="1602"/>
  </office:meta>
</office:document-meta>
</file>